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0000" officeooo:rsid="000acea7" officeooo:paragraph-rsid="000acea7"/>
    </style:style>
    <style:style style:name="P2" style:family="paragraph" style:parent-style-name="Standard">
      <style:text-properties fo:color="#ff0000" officeooo:rsid="000acea7" officeooo:paragraph-rsid="000c8e0b"/>
    </style:style>
    <style:style style:name="P3" style:family="paragraph" style:parent-style-name="Standard">
      <style:text-properties fo:color="#ff0000" officeooo:rsid="000acea7" officeooo:paragraph-rsid="00108d5d"/>
    </style:style>
    <style:style style:name="P4" style:family="paragraph" style:parent-style-name="Standard">
      <style:text-properties fo:color="#ff0000" officeooo:rsid="000c8e0b" officeooo:paragraph-rsid="000c8e0b"/>
    </style:style>
    <style:style style:name="P5" style:family="paragraph" style:parent-style-name="Standard">
      <style:text-properties fo:color="#ff0000" officeooo:rsid="000c8e0b" officeooo:paragraph-rsid="00108d5d"/>
    </style:style>
    <style:style style:name="P6" style:family="paragraph" style:parent-style-name="Standard">
      <style:text-properties fo:color="#ff0000" fo:font-weight="normal" officeooo:rsid="000c8e0b" officeooo:paragraph-rsid="000c8e0b" style:font-weight-asian="normal" style:font-weight-complex="normal"/>
    </style:style>
    <style:style style:name="P7" style:family="paragraph" style:parent-style-name="Standard">
      <style:text-properties fo:color="#ff0000" fo:font-weight="normal" officeooo:rsid="000c8e0b" officeooo:paragraph-rsid="000d6ae4" style:font-weight-asian="normal" style:font-weight-complex="normal"/>
    </style:style>
    <style:style style:name="P8" style:family="paragraph" style:parent-style-name="Standard">
      <style:text-properties fo:color="#ff0000" fo:font-weight="normal" officeooo:rsid="000d6ae4" officeooo:paragraph-rsid="000d6ae4" style:font-weight-asian="normal" style:font-weight-complex="normal"/>
    </style:style>
    <style:style style:name="P9" style:family="paragraph" style:parent-style-name="Standard">
      <style:text-properties fo:color="#ff0000" fo:font-weight="normal" officeooo:rsid="000d6ae4" officeooo:paragraph-rsid="000f4833" style:font-weight-asian="normal" style:font-weight-complex="normal"/>
    </style:style>
    <style:style style:name="P10" style:family="paragraph" style:parent-style-name="Standard">
      <style:text-properties fo:color="#ff0000" fo:font-weight="normal" officeooo:rsid="000fb5bf" officeooo:paragraph-rsid="00102359" style:font-weight-asian="normal" style:font-weight-complex="normal"/>
    </style:style>
    <style:style style:name="P11" style:family="paragraph" style:parent-style-name="Standard">
      <style:text-properties fo:color="#ff0000" fo:font-weight="normal" officeooo:rsid="000fb5bf" officeooo:paragraph-rsid="000fb5bf" style:font-weight-asian="normal" style:font-weight-complex="normal"/>
    </style:style>
    <style:style style:name="P12" style:family="paragraph" style:parent-style-name="Standard">
      <style:text-properties fo:color="#ff0000" fo:font-weight="normal" officeooo:rsid="00102359" officeooo:paragraph-rsid="00102359" style:font-weight-asian="normal" style:font-weight-complex="normal"/>
    </style:style>
    <style:style style:name="P13" style:family="paragraph" style:parent-style-name="Standard">
      <style:text-properties fo:color="#ff0000" fo:font-weight="normal" officeooo:rsid="00124cfa" officeooo:paragraph-rsid="00124cfa" style:font-weight-asian="normal" style:font-weight-complex="normal"/>
    </style:style>
    <style:style style:name="P14" style:family="paragraph" style:parent-style-name="Standard">
      <style:text-properties fo:color="#ff0000" fo:font-weight="normal" officeooo:rsid="00124cfa" officeooo:paragraph-rsid="001b3b1e" style:font-weight-asian="normal" style:font-weight-complex="normal"/>
    </style:style>
    <style:style style:name="P15" style:family="paragraph" style:parent-style-name="Standard">
      <style:text-properties fo:color="#ff0000" fo:font-weight="normal" officeooo:rsid="0012e707" officeooo:paragraph-rsid="001b3b1e" style:font-weight-asian="normal" style:font-weight-complex="normal"/>
    </style:style>
    <style:style style:name="P16" style:family="paragraph" style:parent-style-name="Standard">
      <style:text-properties fo:color="#ff0000" fo:font-weight="normal" officeooo:rsid="001379f0" officeooo:paragraph-rsid="001379f0" style:font-weight-asian="normal" style:font-weight-complex="normal"/>
    </style:style>
    <style:style style:name="P17" style:family="paragraph" style:parent-style-name="Standard">
      <style:text-properties fo:color="#ff0000" fo:font-weight="normal" officeooo:rsid="0015a64a" officeooo:paragraph-rsid="001b3b1e" style:font-weight-asian="normal" style:font-weight-complex="normal"/>
    </style:style>
    <style:style style:name="P18" style:family="paragraph" style:parent-style-name="Standard">
      <style:text-properties fo:color="#ff0000" fo:font-weight="bold" officeooo:rsid="000d6ae4" officeooo:paragraph-rsid="000d6ae4" style:font-weight-asian="bold" style:font-weight-complex="bold"/>
    </style:style>
    <style:style style:name="P19" style:family="paragraph" style:parent-style-name="Standard">
      <style:text-properties fo:color="#ff0000" fo:font-weight="bold" officeooo:rsid="000d6ae4" officeooo:paragraph-rsid="000f4833" style:font-weight-asian="bold" style:font-weight-complex="bold"/>
    </style:style>
    <style:style style:name="P20" style:family="paragraph" style:parent-style-name="Standard">
      <style:text-properties fo:color="#ff0000" fo:font-weight="bold" officeooo:rsid="00102359" officeooo:paragraph-rsid="00102359" style:font-weight-asian="bold" style:font-weight-complex="bold"/>
    </style:style>
    <style:style style:name="P21" style:family="paragraph" style:parent-style-name="Standard">
      <style:text-properties fo:color="#ff0000" fo:font-weight="bold" officeooo:rsid="00108d5d" officeooo:paragraph-rsid="00108d5d" style:font-weight-asian="bold" style:font-weight-complex="bold"/>
    </style:style>
    <style:style style:name="P22" style:family="paragraph" style:parent-style-name="Standard">
      <style:text-properties fo:color="#ff0000" fo:font-weight="bold" officeooo:rsid="00124cfa" officeooo:paragraph-rsid="00124cfa" style:font-weight-asian="bold" style:font-weight-complex="bold"/>
    </style:style>
    <style:style style:name="P23" style:family="paragraph" style:parent-style-name="Standard">
      <style:text-properties fo:color="#ff0000" fo:font-weight="bold" officeooo:rsid="00124cfa" officeooo:paragraph-rsid="001379f0" style:font-weight-asian="bold" style:font-weight-complex="bold"/>
    </style:style>
    <style:style style:name="P24" style:family="paragraph" style:parent-style-name="Standard">
      <style:text-properties fo:color="#ff0000" fo:font-weight="bold" officeooo:rsid="001379f0" officeooo:paragraph-rsid="001379f0" style:font-weight-asian="bold" style:font-weight-complex="bold"/>
    </style:style>
    <style:style style:name="P25" style:family="paragraph" style:parent-style-name="Standard">
      <style:text-properties fo:color="#ff0000" fo:font-weight="bold" officeooo:rsid="001379f0" officeooo:paragraph-rsid="0014ec2e" style:font-weight-asian="bold" style:font-weight-complex="bold"/>
    </style:style>
    <style:style style:name="P26" style:family="paragraph" style:parent-style-name="Standard">
      <style:text-properties fo:color="#ff0000" fo:font-weight="bold" officeooo:rsid="0015a64a" officeooo:paragraph-rsid="0015a64a" style:font-weight-asian="bold" style:font-weight-complex="bold"/>
    </style:style>
    <style:style style:name="P27" style:family="paragraph" style:parent-style-name="Standard">
      <style:text-properties fo:color="#ff0000" officeooo:rsid="00102359" officeooo:paragraph-rsid="00102359"/>
    </style:style>
    <style:style style:name="P28" style:family="paragraph" style:parent-style-name="Standard">
      <style:text-properties fo:color="#ff0000" officeooo:rsid="00102359" officeooo:paragraph-rsid="00124cfa"/>
    </style:style>
    <style:style style:name="P29" style:family="paragraph" style:parent-style-name="Standard">
      <style:text-properties fo:color="#ff0000" officeooo:rsid="00102359" officeooo:paragraph-rsid="001b3b1e"/>
    </style:style>
    <style:style style:name="P30" style:family="paragraph" style:parent-style-name="Standard">
      <style:text-properties fo:color="#ff0000" officeooo:rsid="00108d5d" officeooo:paragraph-rsid="00108d5d"/>
    </style:style>
    <style:style style:name="P31" style:family="paragraph" style:parent-style-name="Standard">
      <style:text-properties fo:color="#ff0000" officeooo:rsid="00108d5d" officeooo:paragraph-rsid="001b3b1e"/>
    </style:style>
    <style:style style:name="P32" style:family="paragraph" style:parent-style-name="Standard">
      <style:text-properties fo:color="#ff0000" officeooo:rsid="00124cfa" officeooo:paragraph-rsid="00124cfa"/>
    </style:style>
    <style:style style:name="P33" style:family="paragraph" style:parent-style-name="Standard">
      <style:text-properties fo:color="#ff0000" officeooo:rsid="00124cfa" officeooo:paragraph-rsid="001b3b1e"/>
    </style:style>
    <style:style style:name="P34" style:family="paragraph" style:parent-style-name="Standard">
      <style:text-properties fo:color="#ff0000" fo:font-size="13pt" fo:font-weight="bold" officeooo:rsid="000d6ae4" officeooo:paragraph-rsid="000d6ae4" style:font-size-asian="11.3500003814697pt" style:font-weight-asian="bold" style:font-size-complex="13pt" style:font-weight-complex="bold"/>
    </style:style>
    <style:style style:name="P35" style:family="paragraph" style:parent-style-name="Standard">
      <style:text-properties fo:color="#000000" fo:font-weight="normal" officeooo:rsid="001379f0" officeooo:paragraph-rsid="001379f0" style:font-weight-asian="normal" style:font-weight-complex="normal"/>
    </style:style>
    <style:style style:name="P36" style:family="paragraph" style:parent-style-name="Standard">
      <style:text-properties fo:color="#000000" fo:font-weight="normal" officeooo:rsid="001379f0" officeooo:paragraph-rsid="0014ec2e" style:font-weight-asian="normal" style:font-weight-complex="normal"/>
    </style:style>
    <style:style style:name="P37" style:family="paragraph" style:parent-style-name="Standard">
      <style:text-properties fo:color="#000000" fo:font-weight="normal" officeooo:rsid="001379f0" officeooo:paragraph-rsid="001b3b1e" style:font-weight-asian="normal" style:font-weight-complex="normal"/>
    </style:style>
    <style:style style:name="P38" style:family="paragraph" style:parent-style-name="Standard">
      <style:text-properties fo:color="#000000" fo:font-weight="normal" officeooo:rsid="0014ec2e" officeooo:paragraph-rsid="0014ec2e" style:font-weight-asian="normal" style:font-weight-complex="normal"/>
    </style:style>
    <style:style style:name="P39" style:family="paragraph" style:parent-style-name="Standard">
      <style:paragraph-properties fo:line-height="150%"/>
      <style:text-properties fo:color="#000000" fo:font-weight="normal" officeooo:rsid="00178cdc" officeooo:paragraph-rsid="00178cdc" style:font-weight-asian="normal" style:font-weight-complex="normal"/>
    </style:style>
    <style:style style:name="P40" style:family="paragraph" style:parent-style-name="Standard">
      <style:paragraph-properties fo:line-height="150%"/>
      <style:text-properties fo:color="#000000" fo:font-weight="normal" officeooo:rsid="00178cdc" officeooo:paragraph-rsid="001965a1" style:font-weight-asian="normal" style:font-weight-complex="normal"/>
    </style:style>
    <style:style style:name="P41" style:family="paragraph" style:parent-style-name="Standard">
      <style:paragraph-properties fo:line-height="150%"/>
      <style:text-properties fo:color="#000000" officeooo:rsid="00178cdc" officeooo:paragraph-rsid="00178cdc"/>
    </style:style>
    <style:style style:name="P42" style:family="paragraph" style:parent-style-name="Standard">
      <style:paragraph-properties fo:line-height="150%"/>
      <style:text-properties fo:color="#000000" fo:font-size="13pt" fo:font-weight="bold" officeooo:rsid="00178cdc" officeooo:paragraph-rsid="00178cdc" style:font-size-asian="11.3500003814697pt" style:font-weight-asian="bold" style:font-size-complex="13pt" style:font-weight-complex="bold"/>
    </style:style>
    <style:style style:name="P43" style:family="paragraph" style:parent-style-name="Standard">
      <style:text-properties fo:color="#000000" fo:font-size="13pt" fo:font-weight="bold" officeooo:rsid="0015a64a" officeooo:paragraph-rsid="0015a64a" style:font-size-asian="11.3500003814697pt" style:font-weight-asian="bold" style:font-size-complex="13pt" style:font-weight-complex="bold"/>
    </style:style>
    <style:style style:name="P44" style:family="paragraph" style:parent-style-name="Standard">
      <style:text-properties fo:color="#000000" fo:font-size="13pt" fo:font-weight="normal" officeooo:rsid="000acea7" officeooo:paragraph-rsid="00108d5d" style:font-size-asian="11.3500003814697pt" style:font-weight-asian="normal" style:font-size-complex="13pt" style:font-weight-complex="normal"/>
    </style:style>
    <style:style style:name="P45" style:family="paragraph" style:parent-style-name="Standard">
      <style:text-properties fo:color="#000000" fo:font-size="13pt" fo:font-weight="normal" officeooo:rsid="000acea7" officeooo:paragraph-rsid="00102359" style:font-size-asian="11.3500003814697pt" style:font-weight-asian="normal" style:font-size-complex="13pt" style:font-weight-complex="normal"/>
    </style:style>
    <style:style style:name="P46" style:family="paragraph" style:parent-style-name="Standard">
      <style:text-properties fo:color="#000000" fo:font-size="13pt" fo:font-weight="normal" officeooo:rsid="000acea7" officeooo:paragraph-rsid="000acea7" style:font-size-asian="11.3500003814697pt" style:font-weight-asian="normal" style:font-size-complex="13pt" style:font-weight-complex="normal"/>
    </style:style>
    <style:style style:name="P47" style:family="paragraph" style:parent-style-name="Standard">
      <style:text-properties fo:color="#000000" fo:font-size="13pt" fo:font-weight="normal" officeooo:rsid="00102359" officeooo:paragraph-rsid="00102359" style:font-size-asian="11.3500003814697pt" style:font-weight-asian="normal" style:font-size-complex="13pt" style:font-weight-complex="normal"/>
    </style:style>
    <style:style style:name="P48" style:family="paragraph" style:parent-style-name="Standard">
      <style:text-properties fo:color="#000000" fo:font-size="13pt" fo:font-weight="normal" officeooo:rsid="0014ec2e" officeooo:paragraph-rsid="0014ec2e" style:font-size-asian="11.3500003814697pt" style:font-weight-asian="normal" style:font-size-complex="13pt" style:font-weight-complex="normal"/>
    </style:style>
    <style:style style:name="P49" style:family="paragraph" style:parent-style-name="Standard">
      <style:text-properties fo:color="#000000" fo:font-size="13pt" fo:font-weight="normal" officeooo:rsid="000c8e0b" officeooo:paragraph-rsid="000c8e0b" style:font-size-asian="11.3500003814697pt" style:font-weight-asian="normal" style:font-size-complex="13pt" style:font-weight-complex="normal"/>
    </style:style>
    <style:style style:name="P50" style:family="paragraph" style:parent-style-name="Standard">
      <style:text-properties fo:color="#000000" fo:font-size="13pt" fo:font-weight="normal" officeooo:rsid="000c8e0b" officeooo:paragraph-rsid="000d6ae4" style:font-size-asian="11.3500003814697pt" style:font-weight-asian="normal" style:font-size-complex="13pt" style:font-weight-complex="normal"/>
    </style:style>
    <style:style style:name="P51" style:family="paragraph" style:parent-style-name="Standard">
      <style:text-properties fo:color="#000000" fo:font-size="13pt" fo:font-weight="normal" officeooo:rsid="000d6ae4" officeooo:paragraph-rsid="000d6ae4" style:font-size-asian="11.3500003814697pt" style:font-weight-asian="normal" style:font-size-complex="13pt" style:font-weight-complex="normal"/>
    </style:style>
    <style:style style:name="P52" style:family="paragraph" style:parent-style-name="Standard">
      <style:text-properties fo:color="#000000" fo:font-size="13pt" fo:font-weight="normal" officeooo:rsid="000fb5bf" officeooo:paragraph-rsid="000fb5bf" style:font-size-asian="11.3500003814697pt" style:font-weight-asian="normal" style:font-size-complex="13pt" style:font-weight-complex="normal"/>
    </style:style>
    <style:style style:name="P53" style:family="paragraph" style:parent-style-name="Standard">
      <style:text-properties fo:color="#000000" fo:font-size="13pt" fo:font-weight="normal" officeooo:rsid="000fb5bf" officeooo:paragraph-rsid="000f4833" style:font-size-asian="11.3500003814697pt" style:font-weight-asian="normal" style:font-size-complex="13pt" style:font-weight-complex="normal"/>
    </style:style>
    <style:style style:name="P54" style:family="paragraph" style:parent-style-name="Standard">
      <style:text-properties fo:color="#000000" fo:font-size="13pt" fo:font-weight="normal" officeooo:rsid="00108d5d" officeooo:paragraph-rsid="00108d5d" style:font-size-asian="11.3500003814697pt" style:font-weight-asian="normal" style:font-size-complex="13pt" style:font-weight-complex="normal"/>
    </style:style>
    <style:style style:name="P55" style:family="paragraph" style:parent-style-name="Standard">
      <style:text-properties fo:color="#000000" fo:font-size="13pt" fo:font-weight="normal" officeooo:rsid="00124cfa" officeooo:paragraph-rsid="00124cfa" style:font-size-asian="11.3500003814697pt" style:font-weight-asian="normal" style:font-size-complex="13pt" style:font-weight-complex="normal"/>
    </style:style>
    <style:style style:name="P56" style:family="paragraph" style:parent-style-name="Standard">
      <style:text-properties fo:color="#000000" fo:font-size="13pt" fo:font-weight="normal" officeooo:rsid="001965a1" officeooo:paragraph-rsid="00124cfa" style:font-size-asian="11.3500003814697pt" style:font-weight-asian="normal" style:font-size-complex="13pt" style:font-weight-complex="normal"/>
    </style:style>
    <style:style style:name="P57" style:family="paragraph" style:parent-style-name="Standard">
      <style:text-properties fo:color="#000000" fo:font-size="13pt" fo:font-weight="normal" officeooo:rsid="0012e707" officeooo:paragraph-rsid="00124cfa" style:font-size-asian="11.3500003814697pt" style:font-weight-asian="normal" style:font-size-complex="13pt" style:font-weight-complex="normal"/>
    </style:style>
    <style:style style:name="P58" style:family="paragraph" style:parent-style-name="Standard">
      <style:text-properties fo:color="#000000" fo:font-size="13pt" fo:font-weight="normal" officeooo:rsid="001379f0" officeooo:paragraph-rsid="0012e707" style:font-size-asian="11.3500003814697pt" style:font-weight-asian="normal" style:font-size-complex="13pt" style:font-weight-complex="normal"/>
    </style:style>
    <style:style style:name="P59" style:family="paragraph" style:parent-style-name="Standard">
      <style:text-properties fo:color="#000000" fo:font-size="13pt" fo:font-weight="normal" officeooo:rsid="001379f0" officeooo:paragraph-rsid="001379f0" style:font-size-asian="11.3500003814697pt" style:font-weight-asian="normal" style:font-size-complex="13pt" style:font-weight-complex="normal"/>
    </style:style>
    <style:style style:name="P60" style:family="paragraph" style:parent-style-name="Standard">
      <style:text-properties fo:color="#000000" fo:font-size="13pt" fo:font-weight="normal" officeooo:rsid="001379f0" officeooo:paragraph-rsid="0014ec2e" style:font-size-asian="11.3500003814697pt" style:font-weight-asian="normal" style:font-size-complex="13pt" style:font-weight-complex="normal"/>
    </style:style>
    <style:style style:name="P61" style:family="paragraph" style:parent-style-name="Standard">
      <style:text-properties fo:color="#000000" fo:font-size="13pt" fo:font-weight="normal" officeooo:rsid="0015a64a" officeooo:paragraph-rsid="0015a64a" style:font-size-asian="11.3500003814697pt" style:font-weight-asian="normal" style:font-size-complex="13pt" style:font-weight-complex="normal"/>
    </style:style>
    <style:style style:name="P62" style:family="paragraph" style:parent-style-name="Standard">
      <style:text-properties officeooo:rsid="000c8e0b" officeooo:paragraph-rsid="00102359"/>
    </style:style>
    <style:style style:name="P63" style:family="paragraph" style:parent-style-name="Standard">
      <style:text-properties officeooo:rsid="000d6ae4" officeooo:paragraph-rsid="000d6ae4"/>
    </style:style>
    <style:style style:name="P64" style:family="paragraph" style:parent-style-name="Standard">
      <style:paragraph-properties fo:line-height="150%"/>
    </style:style>
    <style:style style:name="P65" style:family="paragraph" style:parent-style-name="Standard">
      <style:text-properties fo:font-weight="bold" officeooo:rsid="000acea7" style:font-weight-asian="bold" style:font-weight-complex="bold"/>
    </style:style>
    <style:style style:name="P66" style:family="paragraph" style:parent-style-name="Standard">
      <style:paragraph-properties fo:line-height="150%"/>
      <style:text-properties fo:font-weight="bold" officeooo:rsid="000acea7" style:font-weight-asian="bold" style:font-weight-complex="bold"/>
    </style:style>
    <style:style style:name="P67" style:family="paragraph" style:parent-style-name="Standard">
      <style:text-properties fo:font-weight="bold" officeooo:rsid="000acea7" officeooo:paragraph-rsid="00108d5d" style:font-weight-asian="bold" style:font-weight-complex="bold"/>
    </style:style>
    <style:style style:name="P68" style:family="paragraph" style:parent-style-name="Standard">
      <style:text-properties fo:font-weight="bold" officeooo:rsid="00102359" officeooo:paragraph-rsid="00102359" style:font-weight-asian="bold" style:font-weight-complex="bold"/>
    </style:style>
    <style:style style:name="P69" style:family="paragraph" style:parent-style-name="Standard">
      <style:text-properties fo:font-weight="bold" officeooo:rsid="00102359" officeooo:paragraph-rsid="00108d5d" style:font-weight-asian="bold" style:font-weight-complex="bold"/>
    </style:style>
    <style:style style:name="P70" style:family="paragraph" style:parent-style-name="Standard">
      <style:paragraph-properties fo:line-height="150%" style:writing-mode="page">
        <style:tab-stops>
          <style:tab-stop style:position="5.25in" style:leader-style="dotted" style:leader-text="."/>
          <style:tab-stop style:position="6.0937in"/>
        </style:tab-stops>
      </style:paragraph-properties>
      <style:text-properties officeooo:rsid="00178cdc" officeooo:paragraph-rsid="00178cdc"/>
    </style:style>
    <style:style style:name="T1" style:family="text">
      <style:text-properties fo:font-weight="bold" style:font-weight-asian="bold" style:font-weight-complex="bold"/>
    </style:style>
    <style:style style:name="T2" style:family="text">
      <style:text-properties fo:font-weight="bold" officeooo:rsid="000acea7" style:font-weight-asian="bold" style:font-weight-complex="bold"/>
    </style:style>
    <style:style style:name="T3" style:family="text">
      <style:text-properties fo:font-weight="bold" officeooo:rsid="00102359" style:font-weight-asian="bold" style:font-weight-complex="bold"/>
    </style:style>
    <style:style style:name="T4" style:family="text">
      <style:text-properties fo:font-weight="bold" officeooo:rsid="00108d5d" style:font-weight-asian="bold" style:font-weight-complex="bold"/>
    </style:style>
    <style:style style:name="T5" style:family="text">
      <style:text-properties fo:font-weight="bold" officeooo:rsid="0015a64a" style:font-weight-asian="bold" style:font-weight-complex="bold"/>
    </style:style>
    <style:style style:name="T6" style:family="text">
      <style:text-properties fo:font-weight="bold" officeooo:rsid="00178cdc" style:font-weight-asian="bold" style:font-weight-complex="bold"/>
    </style:style>
    <style:style style:name="T7" style:family="text">
      <style:text-properties fo:font-weight="bold" officeooo:rsid="001965a1" style:font-weight-asian="bold" style:font-weight-complex="bold"/>
    </style:style>
    <style:style style:name="T8" style:family="text">
      <style:text-properties fo:font-weight="bold" officeooo:rsid="001aae7d" style:font-weight-asian="bold" style:font-weight-complex="bold"/>
    </style:style>
    <style:style style:name="T9" style:family="text">
      <style:text-properties fo:font-weight="bold" fo:background-color="#ffffff" loext:char-shading-value="0" style:font-weight-asian="bold" style:font-weight-complex="bold"/>
    </style:style>
    <style:style style:name="T10" style:family="text">
      <style:text-properties fo:font-weight="bold" officeooo:rsid="000acea7" fo:background-color="#ffffff" loext:char-shading-value="0" style:font-weight-asian="bold" style:font-weight-complex="bold"/>
    </style:style>
    <style:style style:name="T11" style:family="text">
      <style:text-properties fo:font-weight="bold" officeooo:rsid="00178cdc" fo:background-color="#ffffff" loext:char-shading-value="0" style:font-weight-asian="bold" style:font-weight-complex="bold"/>
    </style:style>
    <style:style style:name="T12" style:family="text">
      <style:text-properties fo:color="#000000" fo:font-weight="bold" officeooo:rsid="000c8e0b" style:font-weight-asian="bold" style:font-weight-complex="bold"/>
    </style:style>
    <style:style style:name="T13" style:family="text">
      <style:text-properties fo:color="#000000" fo:font-weight="bold" officeooo:rsid="00108d5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0c8e0b" style:font-weight-asian="normal" style:font-weight-complex="normal"/>
    </style:style>
    <style:style style:name="T16" style:family="text">
      <style:text-properties fo:color="#000000" fo:font-weight="normal" officeooo:rsid="00108d5d" style:font-weight-asian="normal" style:font-weight-complex="normal"/>
    </style:style>
    <style:style style:name="T17" style:family="text">
      <style:text-properties fo:color="#000000" fo:font-size="13pt" fo:font-weight="normal" style:font-size-asian="11.3500003814697pt" style:font-weight-asian="normal" style:font-size-complex="13pt" style:font-weight-complex="normal"/>
    </style:style>
    <style:style style:name="T18" style:family="text">
      <style:text-properties fo:color="#000000" fo:font-size="13pt" fo:font-weight="normal" officeooo:rsid="000acea7" style:font-size-asian="11.3500003814697pt" style:font-weight-asian="normal" style:font-size-complex="13pt" style:font-weight-complex="normal"/>
    </style:style>
    <style:style style:name="T19" style:family="text">
      <style:text-properties fo:color="#000000" fo:font-size="13pt" fo:font-weight="normal" officeooo:rsid="000d6ae4" style:font-size-asian="11.3500003814697pt" style:font-weight-asian="normal" style:font-size-complex="13pt" style:font-weight-complex="normal"/>
    </style:style>
    <style:style style:name="T20" style:family="text">
      <style:text-properties fo:color="#000000" fo:font-size="13pt" fo:font-weight="normal" officeooo:rsid="000fb5bf" style:font-size-asian="11.3500003814697pt" style:font-weight-asian="normal" style:font-size-complex="13pt" style:font-weight-complex="normal"/>
    </style:style>
    <style:style style:name="T21" style:family="text">
      <style:text-properties fo:color="#000000" fo:font-size="13pt" fo:font-weight="normal" officeooo:rsid="00108d5d" style:font-size-asian="11.3500003814697pt" style:font-weight-asian="normal" style:font-size-complex="13pt" style:font-weight-complex="normal"/>
    </style:style>
    <style:style style:name="T22" style:family="text">
      <style:text-properties fo:color="#000000" fo:font-size="13pt" fo:font-weight="normal" officeooo:rsid="00124cfa" style:font-size-asian="11.3500003814697pt" style:font-weight-asian="normal" style:font-size-complex="13pt" style:font-weight-complex="normal"/>
    </style:style>
    <style:style style:name="T23" style:family="text">
      <style:text-properties fo:color="#000000" fo:font-size="13pt" fo:font-weight="normal" officeooo:rsid="0012e707" style:font-size-asian="11.3500003814697pt" style:font-weight-asian="normal" style:font-size-complex="13pt" style:font-weight-complex="normal"/>
    </style:style>
    <style:style style:name="T24" style:family="text">
      <style:text-properties fo:color="#000000" fo:font-size="13pt" fo:font-weight="normal" officeooo:rsid="001379f0" style:font-size-asian="11.3500003814697pt" style:font-weight-asian="normal" style:font-size-complex="13pt" style:font-weight-complex="normal"/>
    </style:style>
    <style:style style:name="T25" style:family="text">
      <style:text-properties fo:color="#000000" fo:font-size="13pt" fo:font-weight="normal" officeooo:rsid="001b3b1e" style:font-size-asian="11.3500003814697pt" style:font-weight-asian="normal" style:font-size-complex="13pt" style:font-weight-complex="normal"/>
    </style:style>
    <style:style style:name="T26" style:family="text">
      <style:text-properties fo:color="#000000" fo:font-size="13pt" fo:font-weight="normal" officeooo:rsid="00102359" style:font-size-asian="11.3500003814697pt" style:font-weight-asian="normal" style:font-size-complex="13pt" style:font-weight-complex="normal"/>
    </style:style>
    <style:style style:name="T27" style:family="text">
      <style:text-properties fo:color="#000000" fo:font-size="13pt" fo:font-weight="normal" officeooo:rsid="002232dd" style:font-size-asian="11.3500003814697pt" style:font-weight-asian="normal" style:font-size-complex="13pt" style:font-weight-complex="normal"/>
    </style:style>
    <style:style style:name="T28" style:family="text">
      <style:text-properties fo:color="#000000" fo:font-size="13pt" fo:font-weight="bold" officeooo:rsid="00102359" style:font-size-asian="11.3500003814697pt" style:font-weight-asian="bold" style:font-size-complex="13pt" style:font-weight-complex="bold"/>
    </style:style>
    <style:style style:name="T29" style:family="text">
      <style:text-properties fo:color="#000000" fo:font-size="13pt" fo:font-weight="bold" officeooo:rsid="0012e707" style:font-size-asian="11.3500003814697pt" style:font-weight-asian="bold" style:font-size-complex="13pt" style:font-weight-complex="bold"/>
    </style:style>
    <style:style style:name="T30" style:family="text">
      <style:text-properties fo:color="#000000" fo:font-size="13pt" style:font-size-asian="11.3500003814697pt" style:font-size-complex="13pt"/>
    </style:style>
    <style:style style:name="T31" style:family="text">
      <style:text-properties fo:color="#000000" fo:font-size="13pt" officeooo:rsid="000d6ae4" style:font-size-asian="11.3500003814697pt" style:font-size-complex="13pt"/>
    </style:style>
    <style:style style:name="T32" style:family="text">
      <style:text-properties fo:color="#000000" fo:font-size="13pt" officeooo:rsid="000fb5bf" style:font-size-asian="11.3500003814697pt" style:font-size-complex="13pt"/>
    </style:style>
    <style:style style:name="T33" style:family="text">
      <style:text-properties fo:color="#000000" fo:font-size="13pt" officeooo:rsid="00102359" style:font-size-asian="11.3500003814697pt" style:font-size-complex="13pt"/>
    </style:style>
    <style:style style:name="T34" style:family="text">
      <style:text-properties fo:color="#000000" fo:font-size="13pt" officeooo:rsid="0012e707" style:font-size-asian="11.3500003814697pt" style:font-size-complex="13pt"/>
    </style:style>
    <style:style style:name="T35" style:family="text">
      <style:text-properties fo:color="#000000" fo:font-size="13pt" officeooo:rsid="001b3b1e" style:font-size-asian="11.3500003814697pt" style:font-size-complex="13pt"/>
    </style:style>
    <style:style style:name="T36" style:family="text">
      <style:text-properties fo:color="#000000" fo:font-size="13pt" officeooo:rsid="002232dd" style:font-size-asian="11.3500003814697pt" style:font-size-complex="13pt"/>
    </style:style>
    <style:style style:name="T37" style:family="text">
      <style:text-properties fo:font-size="13pt" style:font-size-asian="11.3500003814697pt" style:font-size-complex="13pt"/>
    </style:style>
    <style:style style:name="T38" style:family="text">
      <style:text-properties fo:font-size="13pt" officeooo:rsid="00102359" style:font-size-asian="11.3500003814697pt" style:font-size-complex="13pt"/>
    </style:style>
    <style:style style:name="T39" style:family="text">
      <style:text-properties fo:font-size="13pt" officeooo:rsid="00108d5d" style:font-size-asian="11.3500003814697pt" style:font-size-complex="13pt"/>
    </style:style>
    <style:style style:name="T40" style:family="text">
      <style:text-properties fo:font-size="13pt" officeooo:rsid="0012e707" style:font-size-asian="11.3500003814697pt" style:font-size-complex="13pt"/>
    </style:style>
    <style:style style:name="T41" style:family="text">
      <style:text-properties fo:font-size="13pt" officeooo:rsid="000fb5bf" style:font-size-asian="11.3500003814697pt" style:font-size-complex="13pt"/>
    </style:style>
    <style:style style:name="T42" style:family="text">
      <style:text-properties fo:font-size="13pt" officeooo:rsid="0015a64a" style:font-size-asian="11.3500003814697pt" style:font-size-complex="13pt"/>
    </style:style>
    <style:style style:name="T43" style:family="text">
      <style:text-properties fo:font-size="13pt" officeooo:rsid="001965a1" style:font-size-asian="11.3500003814697pt" style:font-size-complex="13pt"/>
    </style:style>
    <style:style style:name="T44" style:family="text">
      <style:text-properties fo:font-size="13pt" officeooo:rsid="001aae7d" style:font-size-asian="11.3500003814697pt" style:font-size-complex="13pt"/>
    </style:style>
    <style:style style:name="T45" style:family="text">
      <style:text-properties fo:font-size="13pt" officeooo:rsid="001b3b1e" style:font-size-asian="11.3500003814697pt" style:font-size-complex="13pt"/>
    </style:style>
    <style:style style:name="T46" style:family="text">
      <style:text-properties fo:font-size="13pt" officeooo:rsid="002232dd" style:font-size-asian="11.3500003814697pt" style:font-size-complex="13pt"/>
    </style:style>
    <style:style style:name="T47" style:family="text">
      <style:text-properties fo:font-size="13pt" fo:font-weight="bold" style:font-size-asian="11.3500003814697pt" style:font-weight-asian="bold" style:font-size-complex="13pt" style:font-weight-complex="bold"/>
    </style:style>
    <style:style style:name="T48" style:family="text">
      <style:text-properties fo:font-size="13pt" fo:font-weight="bold" officeooo:rsid="000c8e0b" style:font-size-asian="11.3500003814697pt" style:font-weight-asian="bold" style:font-size-complex="13pt" style:font-weight-complex="bold"/>
    </style:style>
    <style:style style:name="T49" style:family="text">
      <style:text-properties fo:font-size="13pt" fo:font-weight="bold" officeooo:rsid="000d6ae4" style:font-size-asian="11.3500003814697pt" style:font-weight-asian="bold" style:font-size-complex="13pt" style:font-weight-complex="bold"/>
    </style:style>
    <style:style style:name="T50" style:family="text">
      <style:text-properties fo:font-size="13pt" fo:font-weight="bold" officeooo:rsid="00102359" style:font-size-asian="11.3500003814697pt" style:font-weight-asian="bold" style:font-size-complex="13pt" style:font-weight-complex="bold"/>
    </style:style>
    <style:style style:name="T51" style:family="text">
      <style:text-properties fo:font-size="13pt" fo:font-weight="bold" officeooo:rsid="00108d5d" style:font-size-asian="11.3500003814697pt" style:font-weight-asian="bold" style:font-size-complex="13pt" style:font-weight-complex="bold"/>
    </style:style>
    <style:style style:name="T52" style:family="text">
      <style:text-properties fo:font-size="13pt" fo:font-weight="bold" officeooo:rsid="001965a1" style:font-size-asian="11.3500003814697pt" style:font-weight-asian="bold" style:font-size-complex="13pt" style:font-weight-complex="bold"/>
    </style:style>
    <style:style style:name="T53" style:family="text">
      <style:text-properties fo:font-size="13pt" fo:font-weight="bold" officeooo:rsid="001aae7d" style:font-size-asian="11.3500003814697pt" style:font-weight-asian="bold" style:font-size-complex="13pt" style:font-weight-complex="bold"/>
    </style:style>
    <style:style style:name="T54" style:family="text">
      <style:text-properties officeooo:rsid="0014ec2e"/>
    </style:style>
    <style:style style:name="T55" style:family="text">
      <style:text-properties officeooo:rsid="001965a1"/>
    </style:style>
    <style:style style:name="T56" style:family="text">
      <style:text-properties officeooo:rsid="001b3b1e"/>
    </style:style>
    <style:style style:name="T57" style:family="text">
      <style:text-properties officeooo:rsid="001f01a7"/>
    </style:style>
    <style:style style:name="T58" style:family="text">
      <style:text-properties officeooo:rsid="00207f44"/>
    </style:style>
    <style:style style:name="T59" style:family="text">
      <style:text-properties officeooo:rsid="0020a8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text:tab/><text:tab/>API TEMPLATES FOR CTS PROJECT</text:p>
      <text:p text:style-name="P66"/>
      <text:p text:style-name="P66"/>
      <text:p text:style-name="P64"><text:span text:style-name="T2"><text:tab/><text:tab/><text:tab/><text:tab/><text:tab/></text:span><text:span text:style-name="T6">MỤC LỤC</text:span></text:p>
      <text:p text:style-name="P66"/>
      <text:p text:style-name="P70"><text:span text:style-name="T2">I. </text:span><text:span text:style-name="T1">APIs chung cho mọi người dùng <text:s text:c="67"/></text:span><text:span text:style-name="T8">2</text:span></text:p>
      <text:p text:style-name="P39">1. Đ<text:span text:style-name="T38">ăng nhập...............................................................................................</text:span><text:span text:style-name="T44">2</text:span></text:p>
      <text:p text:style-name="P40"><text:span text:style-name="T38">2. </text:span><text:span text:style-name="T37">Đ</text:span><text:span text:style-name="T38">ăng </text:span><text:span text:style-name="T37">xuất</text:span><text:span text:style-name="T38">................................................................................................</text:span><text:span text:style-name="T44">2</text:span></text:p>
      <text:p text:style-name="P40"><text:span text:style-name="T37">3. Trang chủ</text:span><text:span text:style-name="T38">................................................................................................</text:span><text:span text:style-name="T44">2</text:span></text:p>
      <text:p text:style-name="P42">II. APIs cho quản lý</text:p>
      <text:p text:style-name="P40"><text:span text:style-name="T37">1. Quản lý nhiệm vụ</text:span><text:span text:style-name="T38">...................................................................................</text:span><text:span text:style-name="T44">3</text:span></text:p>
      <text:p text:style-name="P40"><text:span text:style-name="T37">2. Thêm nhiệm vụ</text:span><text:span text:style-name="T38">.......................................................................................</text:span><text:span text:style-name="T44">3</text:span></text:p>
      <text:p text:style-name="P40"><text:span text:style-name="T37">3. Sửa nhiệm vụ</text:span><text:span text:style-name="T38">..........................................................................................</text:span><text:span text:style-name="T44">3</text:span></text:p>
      <text:p text:style-name="P40"><text:span text:style-name="T37">4. Xóa nhiệm vụ</text:span><text:span text:style-name="T38">.........................................................................................</text:span><text:span text:style-name="T44">3</text:span></text:p>
      <text:p text:style-name="P40"><text:span text:style-name="T37">5. Quản lý nhân viên</text:span><text:span text:style-name="T38">..................................................................................</text:span><text:span text:style-name="T44">4</text:span></text:p>
      <text:p text:style-name="P40"><text:span text:style-name="T37">6. Cấm tài khoản nhân viên</text:span><text:span text:style-name="T38">.......................................................................</text:span><text:span text:style-name="T44">4</text:span></text:p>
      <text:p text:style-name="P41"><text:span text:style-name="T47">III. APIs cho nhân viên<text:tab/><text:tab/><text:tab/><text:tab/><text:tab/><text:tab/><text:tab/> <text:s text:c="5"/></text:span><text:span text:style-name="T53">5</text:span></text:p>
      <text:p text:style-name="P40"><text:span text:style-name="T37">1. Đăng ký</text:span><text:span text:style-name="T38">.................................................................................................</text:span><text:span text:style-name="T44">5</text:span></text:p>
      <text:p text:style-name="P40"><text:span text:style-name="T37">2. Xác nhận email</text:span><text:span text:style-name="T38">......................................................................................</text:span><text:span text:style-name="T44">5</text:span></text:p>
      <text:p text:style-name="P40"><text:span text:style-name="T37">3. Cập nhập mật khẩu</text:span><text:span text:style-name="T38">................................................................................</text:span><text:span text:style-name="T44">5</text:span></text:p>
      <text:p text:style-name="P40"><text:span text:style-name="T37">4. Danh sách nhiệm vụ hệ thống</text:span><text:span text:style-name="T38">...............................................................</text:span><text:span text:style-name="T44">5</text:span></text:p>
      <text:p text:style-name="P40"><text:span text:style-name="T37">5. Nhận nhiệm vụ</text:span><text:span text:style-name="T38">......................................................................................</text:span><text:span text:style-name="T44">6</text:span></text:p>
      <text:p text:style-name="P40"><text:span text:style-name="T37">6. Danh sách nhiệm vụ nhân viên</text:span><text:span text:style-name="T38">.............................................................</text:span><text:span text:style-name="T44">6</text:span></text:p>
      <text:p text:style-name="P40"><text:span text:style-name="T37">7. Hoàn thành nhiệm vụ</text:span><text:span text:style-name="T38">............................................................................</text:span><text:span text:style-name="T44">6</text:span></text:p>
      <text:p text:style-name="P40"><text:span text:style-name="T37">8. Hủy nhiệm vụ</text:span><text:span text:style-name="T38">........................................................................................</text:span><text:span text:style-name="T44">6</text:span></text:p>
      <text:p text:style-name="P40"><text:span text:style-name="T37">9. Thông tin cá nhân</text:span><text:span text:style-name="T38">..................................................................................</text:span><text:span text:style-name="T44">7</text:span></text:p>
      <text:p text:style-name="P40"><text:span text:style-name="T37">10. Cập nhập</text:span><text:span text:style-name="T38">..............................................................................................</text:span><text:span text:style-name="T44">7</text:span></text:p>
      <text:p text:style-name="P40"><text:span text:style-name="T37">11. Đổi mật khẩu</text:span><text:span text:style-name="T38">........................................................................................</text:span><text:span text:style-name="T44">7</text:span></text:p>
      <text:p text:style-name="P42"/>
      <text:p text:style-name="P65"/>
      <text:p text:style-name="P65"/>
      <text:p text:style-name="P65"/>
      <text:p text:style-name="P65"/>
      <text:p text:style-name="P65"/>
      <text:p text:style-name="P65"/>
      <text:p text:style-name="P65"><text:soft-page-break/></text:p>
      <text:p text:style-name="P27"><text:span text:style-name="T10">I. </text:span><text:span text:style-name="T9">APIs chung cho mọi </text:span><text:span text:style-name="T11">người dùng</text:span><text:span text:style-name="T9"> :</text:span></text:p>
      <text:p text:style-name="P68"/>
      <text:p text:style-name="P3"><text:span text:style-name="T17">Đường dẫn gốc cho mỗi API : </text:span><text:a xlink:type="simple" xlink:href="http://localhost:5000/" text:style-name="Internet_20_link" text:visited-style-name="Visited_20_Internet_20_Link">http://localhost:5000/</text:a></text:p>
      <text:p text:style-name="P44"/>
      <text:p text:style-name="P20"><text:span text:style-name="T37">1. </text:span><text:span text:style-name="T43">Đ</text:span><text:span text:style-name="T37">ăng nhập</text:span></text:p>
      <text:p text:style-name="P27"><text:span text:style-name="T17">Mục đích :</text:span><text:span text:style-name="T21"> Người dùng</text:span><text:span text:style-name="T17"> đăng nhập tài khoản của mình vào hệ thống để thực hiện các thao tác với hệ thống</text:span></text:p>
      <text:p text:style-name="P47"/>
      <text:p text:style-name="P47">Endpoint AP: api/login</text:p>
      <text:p text:style-name="P47"/>
      <text:p text:style-name="P47">Đối tượng request : Nhân viên , quản lý</text:p>
      <text:p text:style-name="P47"/>
      <text:p text:style-name="P48">Tham số : Email , password</text:p>
      <text:p text:style-name="P47"/>
      <text:p text:style-name="P47">Http methods : GET, POST</text:p>
      <text:p text:style-name="P47"/>
      <text:p text:style-name="P47">Bảng dữ liệu thao tác : lấy cột email và password trong bảng employee để thao tác</text:p>
      <text:p text:style-name="P47"/>
      <text:p text:style-name="P20"><text:span text:style-name="T37">2. </text:span><text:span text:style-name="T43">Đ</text:span><text:span text:style-name="T37">ăng xuất</text:span></text:p>
      <text:p text:style-name="P47">Mục đích : <text:span text:style-name="T57">Người dùng</text:span> đăng xuất tài khoản của mình ra hệ thống</text:p>
      <text:p text:style-name="P47"/>
      <text:p text:style-name="P47">Endpoint API <text:s/>: api/logout</text:p>
      <text:p text:style-name="P47"/>
      <text:p text:style-name="P47">Đối tượng request : Nhân viên , quản lý</text:p>
      <text:p text:style-name="P47"/>
      <text:p text:style-name="P47">Http methods : GET, POST</text:p>
      <text:p text:style-name="P47"/>
      <text:p text:style-name="P47">Bảng dữ liệu thao tác : không có. </text:p>
      <text:p text:style-name="P45"/>
      <text:p text:style-name="P1"><text:span text:style-name="T4">3 </text:span><text:span text:style-name="T3">. </text:span><text:span text:style-name="T7">T</text:span><text:span text:style-name="T1">rang chủ:</text:span></text:p>
      <text:p text:style-name="P1"><text:span text:style-name="T14">Mục đích : </text:span><text:span text:style-name="T16">Người dùng</text:span><text:span text:style-name="T14"> truy cập vào đường dẫn của trang web, nếu đã đăng nhập trước đó sẽ trả về trang chủ, và nếu chưa đăng nhập sẽ trả về trang đăng nhập để người dùng đăng nhập</text:span><text:span text:style-name="T15">, menu dành cho </text:span><text:span text:style-name="T12">quản lý</text:span><text:span text:style-name="T15"> sẽ có các mục đây: Trang chủ, quản lý nhiệm vụ, quản lý nhân viên, thông báo, đăng xuất. </text:span><text:span text:style-name="T16">Nếu </text:span><text:span text:style-name="T13">nhân viên</text:span><text:span text:style-name="T16"> truy cập vào đường dẫn thì sẽ có menu : Trang chủ, danh sách nhiệm vụ, thông tin cá nhân, thông báo, đăng xuất</text:span></text:p>
      <text:p text:style-name="P46"/>
      <text:p text:style-name="P4"><text:span text:style-name="T17">Endpoint API: </text:span><text:span text:style-name="T18"><text:s/></text:span><text:span text:style-name="T20">api/</text:span></text:p>
      <text:p text:style-name="P46"/>
      <text:p text:style-name="P1"><text:span text:style-name="T17">Đối tượng request : Quản lý </text:span><text:span text:style-name="T19">và nhân viên</text:span></text:p>
      <text:p text:style-name="P46"/>
      <text:p text:style-name="P46">Http methods : GET</text:p>
      <text:p text:style-name="P46"/>
      <text:p text:style-name="P1"><text:span text:style-name="T19">Bảng</text:span><text:span text:style-name="T17"> dữ liệu thao tác : Sẽ lấy cột email trong bảng employee để gán vào session </text:span></text:p>
      <text:p text:style-name="P46"/>
      <text:p text:style-name="P46"/>
      <text:p text:style-name="P46"/>
      <text:p text:style-name="P46"/>
      <text:p text:style-name="P1"><text:span text:style-name="T17"><text:tab/><text:tab/><text:tab/><text:tab/><text:tab/><text:tab/><text:tab/><text:tab/><text:tab/><text:tab/><text:tab/><text:tab/><text:tab/></text:span><text:span text:style-name="T17"><text:page-number text:select-page="current">2</text:page-number></text:span></text:p>
      <text:p text:style-name="P67"><text:soft-page-break/></text:p>
      <text:p text:style-name="P5"><text:span text:style-name="T5">I</text:span><text:span text:style-name="T3">I. </text:span><text:span text:style-name="T2">A</text:span><text:span text:style-name="T1">PIs c</text:span><text:span text:style-name="T3">ho quản lý</text:span><text:span text:style-name="T1"> :</text:span></text:p>
      <text:p text:style-name="P69"/>
      <text:p text:style-name="P5"><text:span text:style-name="T28">Gồm có tất cả </text:span><text:span text:style-name="T29">6 </text:span><text:span text:style-name="T28">API dành cho người quản lý trong hệ thống</text:span></text:p>
      <text:p text:style-name="P46"/>
      <text:p text:style-name="P2"><text:span text:style-name="T51">1</text:span><text:span text:style-name="T50">. </text:span><text:span text:style-name="T52">Q</text:span><text:span text:style-name="T48">uản lý nhiệm vụ</text:span></text:p>
      <text:p text:style-name="P49">Mục đích: <text:s/>Quản lý sẽ truy cập vào trang danh sách nhiệm vụ để thao tác thêm, sửa , xóa , tìm kiếm nhiệm vụ</text:p>
      <text:p text:style-name="P49"/>
      <text:p text:style-name="P6"><text:span text:style-name="T30">Endpoint API : </text:span><text:span text:style-name="T32">api</text:span><text:a xlink:type="simple" xlink:href="http://localhost:5000/quanlynhiemvu" text:style-name="Internet_20_link" text:visited-style-name="Visited_20_Internet_20_Link">/quanlynhiemvu</text:a><text:span text:style-name="T30"><text:tab/></text:span></text:p>
      <text:p text:style-name="P49"/>
      <text:p text:style-name="P49">Đối tượng request : Quản lý</text:p>
      <text:p text:style-name="P49"/>
      <text:p text:style-name="P49">Http methods : GET </text:p>
      <text:p text:style-name="P49"/>
      <text:p text:style-name="P6"><text:span text:style-name="T31">Bảng</text:span><text:span text:style-name="T30"> dữ liệu thao tác : Lấy tất cả các trường trong bảng mission để hiển thị dữ liệu trong trang này</text:span></text:p>
      <text:p text:style-name="P49"/>
      <text:p text:style-name="P6"><text:span text:style-name="T51">2</text:span><text:span text:style-name="T50">. </text:span><text:span text:style-name="T52">T</text:span><text:span text:style-name="T47">hêm nhiệm vụ:</text:span></text:p>
      <text:p text:style-name="P49">Mục đích : Quản lý sẽ thêm nhiệm vụ vào dữ liệu và hiển thị ra để nhân viên có thể nhận và thực hiện</text:p>
      <text:p text:style-name="P49"/>
      <text:p text:style-name="P7"><text:span text:style-name="T30">Endpoint API <text:s/>: </text:span><text:span text:style-name="T32">api</text:span><text:a xlink:type="simple" xlink:href="http://localhost:5000/themnhiemvu" text:style-name="Internet_20_link" text:visited-style-name="Visited_20_Internet_20_Link">/themnhiemvu</text:a><text:span text:style-name="T31"><text:tab/></text:span></text:p>
      <text:p text:style-name="P51"/>
      <text:p text:style-name="P51">Đối tượng request : Quản lý</text:p>
      <text:p text:style-name="P51"/>
      <text:p text:style-name="P51">Http methods : <text:s/>POST</text:p>
      <text:p text:style-name="P51"/>
      <text:p text:style-name="P51">Bảng dữ liệu thao tác : Lấy bảng mission để thêm dữ liệu vào.</text:p>
      <text:p text:style-name="P51"/>
      <text:p text:style-name="P51"/>
      <text:p text:style-name="P51"/>
      <text:p text:style-name="P7"><text:span text:style-name="T39">3</text:span><text:span text:style-name="T38">. </text:span><text:span text:style-name="T43">S</text:span><text:span text:style-name="T49">ửa</text:span><text:span text:style-name="T47"> nhiệm vụ:</text:span></text:p>
      <text:p text:style-name="P7"><text:span text:style-name="T30">Mục đích : Quản lý sẽ </text:span><text:span text:style-name="T31">sửa</text:span><text:span text:style-name="T30"> nhiệm vụ </text:span><text:span text:style-name="T31">cần thay đổi </text:span></text:p>
      <text:p text:style-name="P50"/>
      <text:p text:style-name="P7"><text:span text:style-name="T30">Endpoint API <text:s/>: </text:span><text:span text:style-name="T32">api</text:span><text:a xlink:type="simple" xlink:href="http://localhost:5000/themnhiemvu" text:style-name="Internet_20_link" text:visited-style-name="Visited_20_Internet_20_Link">/suanhiemvu</text:a><text:span text:style-name="T31"><text:tab/></text:span></text:p>
      <text:p text:style-name="P51"/>
      <text:p text:style-name="P51">Đối tượng request : Quản lý</text:p>
      <text:p text:style-name="P51"/>
      <text:p text:style-name="P8"><text:span text:style-name="T30">Http methods : <text:s/></text:span><text:span text:style-name="T34">PUT</text:span></text:p>
      <text:p text:style-name="P51"/>
      <text:p text:style-name="P51">Bảng dữ liệu thao tác : Lấy bảng mission để thao tác </text:p>
      <text:p text:style-name="P51"/>
      <text:p text:style-name="P7"><text:span text:style-name="T51">4</text:span><text:span text:style-name="T50">. </text:span><text:span text:style-name="T52">X</text:span><text:span text:style-name="T49">óa</text:span><text:span text:style-name="T47"> nhiệm vụ:</text:span></text:p>
      <text:p text:style-name="P7"><text:span text:style-name="T30">Mục đích : Quản lý </text:span><text:span text:style-name="T31">sẽ xóa nhiệm vụ ra khỏi hệ thống.</text:span></text:p>
      <text:p text:style-name="P50"/>
      <text:p text:style-name="P7"><text:span text:style-name="T30">Endpoint API : </text:span><text:span text:style-name="T32">api</text:span><text:a xlink:type="simple" xlink:href="http://localhost:5000/themnhiemvu" text:style-name="Internet_20_link" text:visited-style-name="Visited_20_Internet_20_Link">/xoanhiemv</text:a><text:a xlink:type="simple" xlink:href="http://localhost:5000/themnhiemvu" text:style-name="Internet_20_link" text:visited-style-name="Visited_20_Internet_20_Link"><text:span text:style-name="T59">u</text:span></text:a><text:a xlink:type="simple" xlink:href="http://localhost:5000/themnhiemvu" text:style-name="Internet_20_link" text:visited-style-name="Visited_20_Internet_20_Link">/</text:a><text:a xlink:type="simple" xlink:href="http://localhost:5000/themnhiemvu" text:style-name="Internet_20_link" text:visited-style-name="Visited_20_Internet_20_Link"><text:span text:style-name="T59">id</text:span></text:a><text:a xlink:type="simple" xlink:href="http://localhost:5000/themnhiemvu" text:style-name="Internet_20_link" text:visited-style-name="Visited_20_Internet_20_Link">/</text:a> <text:span text:style-name="T31"><text:tab/></text:span></text:p>
      <text:p text:style-name="P7"><text:span text:style-name="T31"><text:tab/><text:tab/><text:tab/><text:tab/><text:tab/><text:tab/><text:tab/><text:tab/><text:tab/><text:tab/><text:tab/><text:tab/></text:span><text:span text:style-name="T31"><text:page-number text:select-page="current">3</text:page-number></text:span></text:p>
      <text:p text:style-name="P51"><text:soft-page-break/></text:p>
      <text:p text:style-name="P51">Đối tượng request : Quản lý</text:p>
      <text:p text:style-name="P51"/>
      <text:p text:style-name="P51"/>
      <text:p text:style-name="P8"><text:span text:style-name="T30">Http methods : <text:s/></text:span><text:span text:style-name="T34">DELETE</text:span></text:p>
      <text:p text:style-name="P51"/>
      <text:p text:style-name="P52">Tham số : id nhiệm vụ</text:p>
      <text:p text:style-name="P51"/>
      <text:p text:style-name="P51">Bảng dữ liệu thao tác : Lấy bảng mission để thao tác</text:p>
      <text:p text:style-name="P51"/>
      <text:p text:style-name="P18"><text:span text:style-name="T39">5</text:span><text:span text:style-name="T38">. </text:span><text:span text:style-name="T37"><text:s/></text:span><text:span text:style-name="T43">Q</text:span><text:span text:style-name="T37">uản lý nhân viên:</text:span></text:p>
      <text:p text:style-name="P34"/>
      <text:p text:style-name="P8"><text:span text:style-name="T30">Mục đích : Quản lý có thể xem toàn bộ </text:span><text:span text:style-name="T32">thông tin</text:span><text:span text:style-name="T30"> nhân viên của mình, tìm kiếm nhân viên</text:span></text:p>
      <text:p text:style-name="P51"/>
      <text:p text:style-name="P8"><text:span text:style-name="T30">Endpoint API <text:s/>: <text:s/></text:span><text:span text:style-name="T32">api</text:span><text:a xlink:type="simple" xlink:href="http://localhost:5000/quanlynhanvien" text:style-name="Internet_20_link" text:visited-style-name="Visited_20_Internet_20_Link">/quanlynhanvien</text:a><text:span text:style-name="T30"><text:tab/><text:tab/></text:span></text:p>
      <text:p text:style-name="P51"/>
      <text:p text:style-name="P51">Đối tượng request : Quản lý </text:p>
      <text:p text:style-name="P51"/>
      <text:p text:style-name="P51">Http methods : GET</text:p>
      <text:p text:style-name="P51"/>
      <text:p text:style-name="P9"><text:span text:style-name="T30">Bảng dữ liệu thao tác : Lấy bả</text:span><text:span text:style-name="T32">ng employee để thao tác</text:span></text:p>
      <text:p text:style-name="P53"/>
      <text:p text:style-name="P19"><text:span text:style-name="T40">6. </text:span><text:span text:style-name="T43">C</text:span><text:span text:style-name="T41">ấm tài khoản nhân viên:</text:span></text:p>
      <text:p text:style-name="P52">Mục đích : Quản lý cấm tài khoản <text:span text:style-name="T58">của</text:span> nhân <text:span text:style-name="T58">viên để</text:span> không thể thao tác với hệ thống</text:p>
      <text:p text:style-name="P11"/>
      <text:p text:style-name="P10"><text:span text:style-name="T30">Endpoint API <text:s/>: </text:span><text:span text:style-name="T33">api</text:span><text:a xlink:type="simple" xlink:href="http://localhost:5000/camtaikhoan" text:style-name="Internet_20_link" text:visited-style-name="Visited_20_Internet_20_Link">/camtaikhoan</text:a><text:span text:style-name="T33"><text:tab/></text:span></text:p>
      <text:p text:style-name="P47"/>
      <text:p text:style-name="P47">Đối tượng request : Quản lý</text:p>
      <text:p text:style-name="P47"/>
      <text:p text:style-name="P47">Http methods : POST</text:p>
      <text:p text:style-name="P47"/>
      <text:p text:style-name="P12"><text:span text:style-name="T30">Bảng dữ liệu thao tác : </text:span><text:span text:style-name="T31"><text:s/>Lấy bả</text:span><text:span text:style-name="T32">ng employee để thao tác</text:span></text:p>
      <text:p text:style-name="P50"><text:tab/></text:p>
      <text:p text:style-name="P51"/>
      <text:p text:style-name="P20"><text:span text:style-name="T37">I</text:span><text:span text:style-name="T42">I</text:span><text:span text:style-name="T37">I. APIs cho nhân viên</text:span></text:p>
      <text:p text:style-name="P47"/>
      <text:p text:style-name="P62"><text:span text:style-name="T3">Gồm có tất cả </text:span><text:span text:style-name="T5">11</text:span><text:span text:style-name="T3"> API dành cho người nhân viên trong hệ thống</text:span></text:p>
      <text:p text:style-name="P47"/>
      <text:p text:style-name="P20"><text:span text:style-name="T37">1. </text:span><text:span text:style-name="T43">Đ</text:span><text:span text:style-name="T37">ăng ký</text:span></text:p>
      <text:p text:style-name="P47">Mục đích : Khi chưa có tài khoản, nhân viên sẽ đăng ký tài khoản của mình vào hệ thống để trở thành một thành viên của hệ thống</text:p>
      <text:p text:style-name="P47"/>
      <text:p text:style-name="P29"><text:span text:style-name="T17">Endpoint API <text:s/>: 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25">register</text:span></text:a><text:span text:style-name="T17"><text:tab/></text:span></text:p>
      <text:p text:style-name="P47"/>
      <text:p text:style-name="P47">Đối tượng request : Nhân viên</text:p>
      <text:p text:style-name="P47"/>
      <text:p text:style-name="P47">Http methods : GET, POST</text:p>
      <text:p text:style-name="P27"><text:span text:style-name="T17"><text:tab/><text:tab/><text:tab/><text:tab/><text:tab/><text:tab/><text:tab/><text:tab/><text:tab/><text:tab/><text:tab/><text:tab/><text:tab/></text:span><text:span text:style-name="T17"><text:page-number text:select-page="current">4</text:page-number></text:span></text:p>
      <text:p text:style-name="P47"><text:soft-page-break/>Bảng dữ liệu thao tác : Lấy bảng employee để truy vấn thêm dữ liệu vào bảng</text:p>
      <text:p text:style-name="P47"/>
      <text:p text:style-name="P21"><text:span text:style-name="T37">2. <text:s/></text:span><text:span text:style-name="T43">X</text:span><text:span text:style-name="T37">ác nhận email</text:span></text:p>
      <text:p text:style-name="P30"><text:span text:style-name="T17">Mục đích : Khi nhân viên xác nhận đăng ký tài khoản bằng 1 địa chỉ email, thì hệ thống sẽ gửi một đường link đến địa chỉ email đó , </text:span><text:span text:style-name="T22">link xác nhận sẽ chuyển hướng đến API cập nhập mật khẩu</text:span></text:p>
      <text:p text:style-name="P54"/>
      <text:p text:style-name="P31"><text:span text:style-name="T17">Endpoint API <text:s/>: </text:span><text:span text:style-name="T26">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25">xacnhanemail</text:span></text:a><text:span text:style-name="T26"><text:tab/>/</text:span><text:span text:style-name="T27">token/</text:span></text:p>
      <text:p text:style-name="P54"/>
      <text:p text:style-name="P54">Đối tượng request : Nhân viên</text:p>
      <text:p text:style-name="P54"/>
      <text:p text:style-name="P55">Tham số : token</text:p>
      <text:p text:style-name="P54"/>
      <text:p text:style-name="P30"><text:span text:style-name="T17">Http methods : </text:span><text:span text:style-name="T23">GET </text:span></text:p>
      <text:p text:style-name="P54"/>
      <text:p text:style-name="P28"><text:span text:style-name="T17">Bảng dữ liệu thao tác : </text:span><text:span text:style-name="T22">Lấy email vừa nhập trên API đăng ký để hiển thị </text:span></text:p>
      <text:p text:style-name="P55"/>
      <text:p text:style-name="P22"><text:span text:style-name="T37">3. </text:span><text:span text:style-name="T43">C</text:span><text:span text:style-name="T37">ập nhập mật khẩu</text:span></text:p>
      <text:p text:style-name="P55">Mục đích : Khi đã xác nhận đường link được gửi đến email và trả về form cập nhập mật khẩu, nhân viên nhập mật khẩu của mình vào và nó sẽ được lưu vào hệ thống</text:p>
      <text:p text:style-name="P55"/>
      <text:p text:style-name="P33"><text:span text:style-name="T17">Endpoint API <text:s/>: </text:span><text:span text:style-name="T26">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25">capnhapmatkhau</text:span></text:a><text:span text:style-name="T26"><text:tab/></text:span></text:p>
      <text:p text:style-name="P55"/>
      <text:p text:style-name="P55">Đối tượng request : Nhân viên</text:p>
      <text:p text:style-name="P55"/>
      <text:p text:style-name="P32"><text:span text:style-name="T17">Http methods : </text:span><text:span text:style-name="T23">PUT</text:span></text:p>
      <text:p text:style-name="P55"/>
      <text:p text:style-name="P55">Bảng dữ liệu thao tác : Hệ thống sẽ lưu email và password vào trong bảng employee</text:p>
      <text:p text:style-name="P55"/>
      <text:p text:style-name="P22"><text:span text:style-name="T37">4. </text:span><text:span text:style-name="T43">D</text:span><text:span text:style-name="T37">anh sách nhiệm vụ hệ thống</text:span></text:p>
      <text:p text:style-name="P55">Mục đích : Nhân viên xem tất cả các nhiệm vụ mà hệ thống đang có , có thể xem chi tiết nhiệm vụ và nhận nhiệm vụ để thực hiện</text:p>
      <text:p text:style-name="P55"/>
      <text:p text:style-name="P14"><text:span text:style-name="T30">Endpoint API : </text:span><text:span text:style-name="T33">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35">dsnvhetho</text:span></text:a><text:a xlink:type="simple" xlink:href="http://localhost:5000/camtaikhoan" text:style-name="Internet_20_link" text:visited-style-name="Visited_20_Internet_20_Link"><text:span text:style-name="T33">n</text:span></text:a><text:span text:style-name="T35">g</text:span><text:span text:style-name="T33"><text:tab/></text:span></text:p>
      <text:p text:style-name="P55"/>
      <text:p text:style-name="P55">Đối tượng request : Nhân viên</text:p>
      <text:p text:style-name="P55"/>
      <text:p text:style-name="P55">Http methods : GET</text:p>
      <text:p text:style-name="P55"/>
      <text:p text:style-name="P55">Bảng dữ liệu thao tác : Sử dụng các trường trong bảng mission để hiển thị thông tin các nhiệm vụ ra </text:p>
      <text:p text:style-name="P55"><text:tab/><text:tab/><text:tab/><text:tab/><text:tab/><text:tab/><text:tab/><text:tab/><text:tab/><text:tab/><text:tab/></text:p>
      <text:p text:style-name="P56"/>
      <text:p text:style-name="P56"/>
      <text:p text:style-name="P56"/>
      <text:p text:style-name="P56"/>
      <text:p text:style-name="P56"/>
      <text:p text:style-name="P13"><text:span text:style-name="T30"><text:tab/><text:tab/><text:tab/><text:tab/><text:tab/><text:tab/><text:tab/><text:tab/><text:tab/><text:tab/><text:tab/><text:tab/></text:span><text:span text:style-name="T30"><text:page-number text:select-page="current">5</text:page-number></text:span></text:p>
      <text:p text:style-name="P55"><text:soft-page-break/></text:p>
      <text:p text:style-name="P22"><text:span text:style-name="T37">5. </text:span><text:span text:style-name="T43">N</text:span><text:span text:style-name="T37">hận nhiệm vụ </text:span></text:p>
      <text:p text:style-name="P13"><text:span text:style-name="T30">Mục đích : <text:s/></text:span><text:span text:style-name="T34">Nhân viên nhận nhiệm vụ hiện có của hệ thống về để thực hiện</text:span></text:p>
      <text:p text:style-name="P57"/>
      <text:p text:style-name="P15"><text:span text:style-name="T30">Endpoint API : </text:span><text:span text:style-name="T33">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nhannhiemvu</text:a><text:span text:style-name="T35">/</text:span><text:span text:style-name="T36">idnhiemvu/</text:span><text:span text:style-name="T33"><text:tab/></text:span></text:p>
      <text:p text:style-name="P58"/>
      <text:p text:style-name="P59">Đối tượng request : Nhân viên</text:p>
      <text:p text:style-name="P59"/>
      <text:p text:style-name="P23"><text:span text:style-name="T17">Tham số : </text:span><text:span text:style-name="T24">Id nhiệm vụ</text:span></text:p>
      <text:p text:style-name="P59"/>
      <text:p text:style-name="P59">Http methods : <text:s/>GET , POST</text:p>
      <text:p text:style-name="P59"/>
      <text:p text:style-name="P59">Bảng dữ liệu thao tác : Sử dụng bảng mission và processmission để <text:s/>thao tác</text:p>
      <text:p text:style-name="P16"/>
      <text:p text:style-name="P24">6. <text:span text:style-name="T55">D</text:span>anh sách nhiệm vụ của nhân viên</text:p>
      <text:p text:style-name="P35">Mục đích : Nhân viên xem nhiệm vụ của mình, theo dõi trạng thái và mức độ hoàn thành của nhiệm vụ</text:p>
      <text:p text:style-name="P35"/>
      <text:p text:style-name="P37">Endpoint API: <text:span text:style-name="T56">a</text:span><text:span text:style-name="T38">pi</text:span><text:a xlink:type="simple" xlink:href="http://localhost:5000/camtaikhoan" text:style-name="Internet_20_link" text:visited-style-name="Visited_20_Internet_20_Link"><text:span text:style-name="T38">/</text:span></text:a><text:a xlink:type="simple" xlink:href="http://localhost:5000/camtaikhoan" text:style-name="Internet_20_link" text:visited-style-name="Visited_20_Internet_20_Link"><text:span text:style-name="T45">dsnvnhanvien</text:span></text:a><text:span text:style-name="T38"><text:tab/></text:span></text:p>
      <text:p text:style-name="P35"/>
      <text:p text:style-name="P35">Đối tượng request : Nhân viên</text:p>
      <text:p text:style-name="P35"/>
      <text:p text:style-name="P35">Http methods : GET</text:p>
      <text:p text:style-name="P35"/>
      <text:p text:style-name="P35">Bảng dữ liệu thao tác : Sử dụng bảng employee , mission và processmission để thao tác</text:p>
      <text:p text:style-name="P35"/>
      <text:p text:style-name="P24">7. <text:span text:style-name="T55">H</text:span>oàn thành nhiệm vụ</text:p>
      <text:p text:style-name="P35">Mục đích : Sau khi hoàn thành nhiệm vụ , nhân viên sẽ kết thúc nhiệm vụ bằng cách hoàn thành nhiệm vụ của mình trên hệ thống</text:p>
      <text:p text:style-name="P35"/>
      <text:p text:style-name="P37">Endpoint API: <text:span text:style-name="T38">api</text:span><text:a xlink:type="simple" xlink:href="http://localhost:5000/camtaikhoan" text:style-name="Internet_20_link" text:visited-style-name="Visited_20_Internet_20_Link"><text:span text:style-name="T38">/</text:span></text:a><text:a xlink:type="simple" xlink:href="http://localhost:5000/camtaikhoan" text:style-name="Internet_20_link" text:visited-style-name="Visited_20_Internet_20_Link"><text:span text:style-name="T45">hoanthanhnhiemvu</text:span></text:a></text:p>
      <text:p text:style-name="P35"/>
      <text:p text:style-name="P35">Đối tượng request : Nhân viên</text:p>
      <text:p text:style-name="P35"/>
      <text:p text:style-name="P35">Http methods : GET, POST</text:p>
      <text:p text:style-name="P35"/>
      <text:p text:style-name="P35">B<text:span text:style-name="T54">ảng dữ liệu thao tác : Sử dụng bảng missionprocess để thao tác</text:span></text:p>
      <text:p text:style-name="P35"/>
      <text:p text:style-name="P25"><text:span text:style-name="T54">8</text:span>. <text:span text:style-name="T55">Hủy</text:span> nhiệm vụ</text:p>
      <text:p text:style-name="P36">Mục đích : <text:span text:style-name="T54">Khi nhân viên không có nhu cầu làm nhiệm vụ nữa, thì nhân viên có thể hủy đi nhiệm vụ mà đã nhận</text:span></text:p>
      <text:p text:style-name="P36"/>
      <text:p text:style-name="P37">Endpoint API: <text:span text:style-name="T38">api</text:span><text:a xlink:type="simple" xlink:href="http://localhost:5000/camtaikhoan" text:style-name="Internet_20_link" text:visited-style-name="Visited_20_Internet_20_Link"><text:span text:style-name="T38">/</text:span></text:a><text:a xlink:type="simple" xlink:href="http://localhost:5000/camtaikhoan" text:style-name="Internet_20_link" text:visited-style-name="Visited_20_Internet_20_Link"><text:span text:style-name="T45">huynhiemvu</text:span></text:a><text:span text:style-name="T45">/</text:span><text:span text:style-name="T46">idprocess</text:span><text:span text:style-name="T38"><text:tab/></text:span></text:p>
      <text:p text:style-name="P36"/>
      <text:p text:style-name="P36">Đối tượng request : Nhân viên</text:p>
      <text:p text:style-name="P36"/>
      <text:p text:style-name="P38">Tham số : Id missionprocess</text:p>
      <text:p text:style-name="P36"/>
      <text:p text:style-name="P36">Http methods : GET, <text:span text:style-name="T54">DELETE</text:span></text:p>
      <text:p text:style-name="P36"/>
      <text:p text:style-name="P36"><text:tab/><text:tab/><text:tab/><text:tab/><text:tab/><text:tab/><text:tab/><text:tab/><text:tab/><text:tab/><text:tab/><text:page-number text:select-page="current">6</text:page-number></text:p>
      <text:p text:style-name="P36"><text:soft-page-break/>B<text:span text:style-name="T54">ảng dữ liệu thao tác : Sử dụng bảng missionprocess để thao tác</text:span></text:p>
      <text:p text:style-name="P60"/>
      <text:p text:style-name="P26"><text:span text:style-name="T37">9. </text:span><text:span text:style-name="T43">T</text:span><text:span text:style-name="T37">hông tin cá nhân</text:span></text:p>
      <text:p text:style-name="P61">Mục đích : Nhân viên có thể xem thông tin cá nhân của mình và cập nhập thông tin</text:p>
      <text:p text:style-name="P61"/>
      <text:p text:style-name="P17"><text:span text:style-name="T30">Endpoint API: a</text:span><text:span text:style-name="T33">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35">thongtincanha</text:span></text:a><text:a xlink:type="simple" xlink:href="http://localhost:5000/camtaikhoan" text:style-name="Internet_20_link" text:visited-style-name="Visited_20_Internet_20_Link">n</text:a><text:span text:style-name="T33"><text:tab/></text:span></text:p>
      <text:p text:style-name="P61"/>
      <text:p text:style-name="P61">Đối tượng request : Nhân viên</text:p>
      <text:p text:style-name="P61"/>
      <text:p text:style-name="P61">Http methods : GET</text:p>
      <text:p text:style-name="P61"/>
      <text:p text:style-name="P61">Bảng dữ liệu thao tác : Sử dụng bảng employee để hiển thị thông tin nhân viên</text:p>
      <text:p text:style-name="P61"/>
      <text:p text:style-name="P26"><text:span text:style-name="T37">10. </text:span><text:span text:style-name="T43">C</text:span><text:span text:style-name="T37">ập nhập thông tin cá nhân</text:span></text:p>
      <text:p text:style-name="P61">Mục đích : Nhân viên có nhu cầu sửa thông tin cá nhân</text:p>
      <text:p text:style-name="P61"/>
      <text:p text:style-name="P17"><text:span text:style-name="T30">Endpoint API:</text:span><text:span text:style-name="T33">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35">suanhanvie</text:span></text:a><text:a xlink:type="simple" xlink:href="http://localhost:5000/camtaikhoan" text:style-name="Internet_20_link" text:visited-style-name="Visited_20_Internet_20_Link">n</text:a><text:span text:style-name="T33"><text:tab/></text:span></text:p>
      <text:p text:style-name="P61"/>
      <text:p text:style-name="P61">Đối tượng request : Nhân viên</text:p>
      <text:p text:style-name="P61"/>
      <text:p text:style-name="P61">Http methods : PUT</text:p>
      <text:p text:style-name="P61"/>
      <text:p text:style-name="P61">Bảng dữ liệu thao tác : Sử dụng bảng employee để cập nhập dữ liệu</text:p>
      <text:p text:style-name="P61"/>
      <text:p text:style-name="P26"><text:span text:style-name="T37">11. </text:span><text:span text:style-name="T43">Đ</text:span><text:span text:style-name="T37">ổi mật khẩu nhân viên</text:span></text:p>
      <text:p text:style-name="P61">Mục đích : Nhân viên có nhu cầu muốn thay đổi mật khẩu đăng nhập vào hệ thống</text:p>
      <text:p text:style-name="P61"/>
      <text:p text:style-name="P17"><text:span text:style-name="T30">Endpoint API: </text:span><text:span text:style-name="T35"><text:s/></text:span><text:span text:style-name="T33">api</text:span><text:a xlink:type="simple" xlink:href="http://localhost:5000/camtaikhoan" text:style-name="Internet_20_link" text:visited-style-name="Visited_20_Internet_20_Link">/</text:a><text:a xlink:type="simple" xlink:href="http://localhost:5000/camtaikhoan" text:style-name="Internet_20_link" text:visited-style-name="Visited_20_Internet_20_Link"><text:span text:style-name="T35">doimatkhau</text:span></text:a><text:span text:style-name="T33"><text:tab/></text:span></text:p>
      <text:p text:style-name="P43"/>
      <text:p text:style-name="P61">Đối tượng request : Nhân viên</text:p>
      <text:p text:style-name="P61"/>
      <text:p text:style-name="P61">Http methods : PUT</text:p>
      <text:p text:style-name="P61"/>
      <text:p text:style-name="P61">Bảng dữ liệu thao tác : Sử dụng bảng employee để cập nhập mật khẩu nhân viên</text:p>
      <text:p text:style-name="P61"/>
      <text:p text:style-name="P61"/>
      <text:p text:style-name="P61"/>
      <text:p text:style-name="P61"/>
      <text:p text:style-name="P61"/>
      <text:p text:style-name="P61"/>
      <text:p text:style-name="P59"/>
      <text:p text:style-name="P55"/>
      <text:p text:style-name="P55"/>
      <text:p text:style-name="P54"/>
      <text:p text:style-name="P54"/>
      <text:p text:style-name="P45"/>
      <text:p text:style-name="P51"/>
      <text:p text:style-name="P63"><text:span text:style-name="T17"><text:tab/><text:tab/><text:tab/><text:tab/><text:tab/><text:tab/><text:tab/><text:tab/><text:tab/><text:tab/><text:tab/></text:span><text:span text:style-name="T17"><text:page-number text:select-page="current">7</text:page-nu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24S</meta:editing-duration>
    <meta:editing-cycles>9</meta:editing-cycles>
    <meta:generator>LibreOffice/5.2.0.4$Windows_X86_64 LibreOffice_project/066b007f5ebcc236395c7d282ba488bca6720265</meta:generator>
    <dc:date>2021-03-29T16:10:57.285000000</dc:date>
    <meta:document-statistic meta:table-count="0" meta:image-count="0" meta:object-count="0" meta:page-count="7" meta:paragraph-count="164" meta:word-count="1417" meta:character-count="8422" meta:non-whitespace-character-count="6948"/>
    <meta:user-defined meta:name="Info 1"/>
    <meta:user-defined meta:name="Info 2"/>
    <meta:user-defined meta:name="Info 3"/>
    <meta:user-defined meta:name="Info 4"/>
  </office:meta>
</office:document-meta>
</file>